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38in" style:rel-column-width="7281*"/>
    </style:style>
    <style:style style:name="Table1.I" style:family="table-column">
      <style:table-column-properties style:column-width="0.7444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2091" officeooo:paragraph-rsid="00072091"/>
    </style:style>
    <style:style style:name="P2" style:family="paragraph" style:parent-style-name="Table_20_Contents">
      <style:text-properties officeooo:rsid="000865ae" officeooo:paragraph-rsid="00086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">Ciclo </text:p>
          </table:table-cell>
          <table:table-cell table:style-name="Table1.A1" office:value-type="string">
            <text:p text:style-name="P1">Estado 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Menor</text:p>
          </table:table-cell>
          <table:table-cell table:style-name="Table1.A1" office:value-type="string">
            <text:p text:style-name="P1">Mxa</text:p>
          </table:table-cell>
          <table:table-cell table:style-name="Table1.A1" office:value-type="string">
            <text:p text:style-name="P1">Mxb</text:p>
          </table:table-cell>
          <table:table-cell table:style-name="Table1.A1" office:value-type="string">
            <text:p text:style-name="P1">Sub</text:p>
          </table:table-cell>
          <table:table-cell table:style-name="Table1.I1" office:value-type="string">
            <text:p text:style-name="P1">Cero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9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6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I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HECHO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–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CALC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8</text:p>
          </table:table-cell>
          <table:table-cell table:style-name="Table1.I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HECHO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I2" office:value-type="string">
            <text:p text:style-name="P2">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7:17:34.210044731</meta:creation-date>
    <dc:date>2019-09-10T18:52:01.270590979</dc:date>
    <meta:editing-duration>PT1H6M38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99" meta:word-count="98" meta:character-count="156" meta:non-whitespace-character-count="154"/>
  </office:meta>
</office:document-meta>
</file>